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Общество с ограниченной ответственностью ООО «»</text:p>
      <text:p text:style-name="P2">Общество с ограниченной ответственностью «ЦГМ НИР Поволжья»</text:p>
      <text:p text:style-name="P2">ООО «ЦГМ НИР Поволжья»</text:p>
      <text:p text:style-name="P2"/>
      <text:p text:style-name="P2">Предварительный Offer Job</text:p>
      <text:p text:style-name="P2"/>
      <text:p text:style-name="P2">О проекте :</text:p>
      <text:p text:style-name="P1"/>
      <text:p text:style-name="P3">Используемые технологии :</text:p>
      <text:p text:style-name="P1"/>
      <text:p text:style-name="P1">1. C++: алгоритмы интерполяции, кроме метода ближайшего соседа.</text:p>
      <text:p text:style-name="P1">2. C# WPF: основная часть программы.</text:p>
      <text:p text:style-name="P1">3. DirectX: для построения 3D графиков.</text:p>
      <text:p text:style-name="P1"/>
      <text:p text:style-name="P3">Используемые подключаемые библиотеки :</text:p>
      <text:p text:style-name="P1"/>
      <text:p text:style-name="P1">1. Boost (только shared_ptr) - библиотека на C++, используется в методе b-spline.</text:p>
      <text:p text:style-name="P1">2. GSL (GNU Scientific Library ) - библиотека на C++, используется в методе Кригинга для расчетов.</text:p>
      <text:p text:style-name="P1">3. Helix 3D Toolkit - используется для построения 3D графиков.</text:p>
      <text:p text:style-name="P1">4. NLog - для логирования событий.</text:p>
      <text:p text:style-name="P1">5. GongSolutions.WPF.DragDrop - для перемещения мышкой объектов в дереве.</text:p>
      <text:p text:style-name="P1">6. ObjectCloner - для клонирования объектов.</text:p>
      <text:p text:style-name="P1">7. Xceed - используются некоторые контролы, например, для выбора цвета.</text:p>
      <text:p text:style-name="P1"/>
      <text:p text:style-name="P3">ТЗ на проект есть в файле <text:s/>AmberLight.docx. </text:p>
      <text:p text:style-name="P1"/>
      <text:p text:style-name="P1">Некоторые пункты в ТЗ могут быть описаны не совсем детально, на такие моменты можно посмотреть в программу аналог, как это сделано там. Существующая программа используется как прототип, но в отличии от неё мы стараемся делать свой продукт быстрее и более адаптивным под российский рынок.</text:p>
      <text:p text:style-name="P1">Так же детали реализации можно всегда уточнить у специалистов геологоразведки, которые являются конечными пользователями.</text:p>
      <text:p text:style-name="P1"/>
      <text:p text:style-name="P1"><text:span text:style-name="T1">Предложение о работе на должность руководителя отдела разработки</text:span></text:p>
      <text:p text:style-name="P3">Условия (Пункты можно обсудить, так же как и добавить некоторые пункты) : </text:p>
      <text:p text:style-name="P1"/>
      <text:p text:style-name="P1">0) Оклад 100000</text:p>
      <text:p text:style-name="P1">1) 13 зп</text:p>
      <text:p text:style-name="P1">2) Премии по результатам работы</text:p>
      <text:p text:style-name="P1">3) Официальное трудоустройство</text:p>
      <text:p text:style-name="P1">4) Оборудованный офис в Саратове с парковкой</text:p>
      <text:p text:style-name="P1">5) ДМС (тут обговаривается отдельно)</text:p>
      <text:p text:style-name="P1">6) Плавающий график</text:p>
      <text:p text:style-name="P1">7) Возможна удаленная работа</text:p>
      <text:p text:style-name="P1">8) Проекты в области геологии и сейсморазведки</text:p>
      <text:p text:style-name="P1">9) Стабильная работа (управляющая компания на рынке уже более 10 лет)</text:p>
      <text:p text:style-name="P1">10) Официальный отпуск по ТК РФ</text:p>
      <text:p text:style-name="P1">11) Полное соблюдение норм ТК РФ</text:p>
      <text:p text:style-name="P1">12) Праздники за счет компании в большом дружном коллективе</text:p>
      <text:p text:style-name="P1"/>
      <text:p text:style-name="P1"/>
      <text:p text:style-name="P3"><text:soft-page-break/>Требования :</text:p>
      <text:p text:style-name="P1"/>
      <text:p text:style-name="P1">1) Разработка и управление командой разработчиков</text:p>
      <text:p text:style-name="P1">2) Найм команды(в соответствии с бюджетом)</text:p>
      <text:p text:style-name="P1">3) Разработка ПО в соответствии с ТЗ , а так же внесение изменений в ТЗ</text:p>
      <text:p text:style-name="P1">4) Выбор средств и инструментов разработки</text:p>
      <text:p text:style-name="P1">5) Создание задач и распределение между сотрудниками</text:p>
      <text:p text:style-name="P1">6) Согласование с заказчиком некоторых технических вопросов связанных в основном со спецификой геологоразведки</text:p>
      <text:p text:style-name="P1">7) Оценка сроков выполнения модулей проекта</text:p>
      <text:p text:style-name="P1"/>
      <text:p text:style-name="P1"/>
      <text:p text:style-name="P3">PS </text:p>
      <text:p text:style-name="P1">По любому из этих пунктов Я (Зоткин Денис) буду помогать или брать на себя в полном объеме(в частности проектную документацию и большую часть общения с заказчиком).</text:p>
      <text:p text:style-name="P1"/>
      <text:p text:style-name="P3">PSS</text:p>
      <text:p text:style-name="P1">Некоторые пункты ТЗ (в частности : методы интерполяции) подразумевают большую математическую модель , для этих случаев у нас есть специалисты которые разбираются как в математике , так и в геологоразведке. </text:p>
      <text:p text:style-name="P1">Также возможно передавать(делегировать) некоторые пункты на реализацию сторонней фирме , которая уже работала над этим проектом, это в основном касается части визуализации объектов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8" meta:word-count="418" meta:character-count="2845"/>
    <dc:date>2019-09-02T13:21:59.21</dc:date>
    <meta:generator>OpenOffice/4.1.6$Win32 OpenOffice.org_project/416m1$Build-9790</meta:generator>
  </office:meta>
</office:document-meta>
</file>